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orImpl.update( String expression , Object value , VariableResolver variableResolver , boolean request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pressionEvaluatorImpl.parse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ressionEvaluatorImpl.evaluateStrict( String expression , VariableResolver variable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pressionEvaluatorImpl.changeContext( String expression , String oldContext , String newContext , int lookup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pressionEvaluatorImpl.isExpression( String 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pressionEvaluatorImpl.qualify( String contextName ,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tUIELEngine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orImpl.containsExpression(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